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oudStack Best Practices</text:p>
      <text:p text:style-name="Standard"/>
      <text:p text:style-name="Standard">How much RAM?<text:line-break/><text:line-break/>How many servers?<text:line-break/><text:line-break/>Pros/Cons of each hypervisor</text:p>
      <text:p text:style-name="Standard"/>
      <text:p text:style-name="Standard">Chart/graph of how much hardware is needed for x number of Vms.</text:p>
      <text:p text:style-name="Standard"/>
      <text:p text:style-name="Standard">KB: NIC Bonding</text:p>
      <text:p text:style-name="Standard"/>
      <text:p text:style-name="Standard">KB: Contingency Planning</text:p>
      <text:p text:style-name="Standard"/>
      <text:p text:style-name="Standard">KB: HTTPS</text:p>
      <text:p text:style-name="Standard"/>
      <text:p text:style-name="Standard">KB: Reverting to older version of CS (puppet?)</text:p>
      <text:p text:style-name="Standard"/>
      <text:p text:style-name="Standard">Wiki: Support/Docs/Best Practi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1-11-09T09:13:04</meta:creation-date>
    <meta:generator>LibreOffice/3.4$Unix LibreOffice_project/340m1$Build-302</meta:generator>
    <dc:date>2011-11-09T11:21:21</dc:date>
    <dc:creator>Eric </dc:creator>
    <meta:editing-duration>PT1H31M8S</meta:editing-duration>
    <meta:editing-cycles>5</meta:editing-cycles>
    <meta:document-statistic meta:table-count="0" meta:image-count="0" meta:object-count="0" meta:page-count="1" meta:paragraph-count="8" meta:word-count="44" meta:character-count="277" meta:non-whitespace-character-count="239"/>
  </office:meta>
</office:document-meta>
</file>